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3" style:family="paragraph" style:parent-style-name="Text_20_body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4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5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6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7" style:family="paragraph" style:parent-style-name="Text_20_body">
      <style:text-properties fo:color="#000000" style:font-name="Times New Roman" fo:font-size="12pt"/>
    </style:style>
    <style:style style:name="P8" style:family="paragraph" style:parent-style-name="Text_20_body">
      <style:text-properties fo:color="#000000" style:font-name="Times New Roman" fo:font-size="12pt" fo:font-weight="bold"/>
    </style:style>
    <style:style style:name="P9" style:family="paragraph" style:parent-style-name="Text_20_body">
      <style:text-properties fo:color="#000000" style:font-name="Times New Roman" fo:font-size="12pt"/>
    </style:style>
    <style:style style:name="P10" style:family="paragraph" style:parent-style-name="Text_20_body" style:list-style-name="L2">
      <style:text-properties fo:color="#000000" style:font-name="Times New Roman" fo:font-size="12pt"/>
    </style:style>
    <style:style style:name="P11" style:family="paragraph" style:parent-style-name="Text_20_body" style:list-style-name="L3">
      <style:text-properties fo:color="#000000" style:font-name="Times New Roman" fo:font-size="12pt"/>
    </style:style>
    <style:style style:name="P12" style:family="paragraph" style:parent-style-name="Text_20_body" style:list-style-name="L4">
      <style:text-properties fo:color="#000000" style:font-name="Times New Roman" fo:font-size="12pt"/>
    </style:style>
    <style:style style:name="P13" style:family="paragraph" style:parent-style-name="Text_20_body" style:list-style-name="L1">
      <style:text-properties fo:color="#000000" style:font-name="Times New Roman" fo:font-size="12pt"/>
    </style:style>
    <style:style style:name="P14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15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16" style:family="paragraph" style:parent-style-name="Text_20_body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17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19" style:family="paragraph" style:parent-style-name="Text_20_body" style:list-style-name="L1">
      <style:paragraph-properties fo:margin-left="1.251cm" fo:margin-right="0cm" fo:text-indent="0cm" style:auto-text-indent="false"/>
      <style:text-properties fo:color="#000000" style:font-name="Times New Roman" fo:font-size="12pt"/>
    </style:style>
    <text:list-style style:name="L1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</office:automatic-styles>
  <office:body>
    <office:text>
      <text:tracked-changes>
        <text:changed-region xml:id="ct83673920" text:id="ct83673920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83992720" text:id="ct83992720">
          <text:insertion>
            <office:change-info>
              <dc:creator>Unknown Author</dc:creator>
              <dc:date>2012-12-02T16:44:00</dc:date>
            </office:change-info>
          </text:insertion>
        </text:changed-region>
        <text:changed-region xml:id="ct84556112" text:id="ct84556112">
          <text:deletion>
            <office:change-info>
              <dc:creator>Unknown Author</dc:creator>
              <dc:date>2012-12-02T16:44:00</dc:date>
            </office:change-info>
            <text:p text:style-name="P1">Tagsüber</text:p>
          </text:deletion>
        </text:changed-region>
        <text:changed-region xml:id="ct62318000" text:id="ct62318000">
          <text:insertion>
            <office:change-info>
              <dc:creator>Unknown Author</dc:creator>
              <dc:date>2012-12-02T16:44:00</dc:date>
            </office:change-info>
          </text:insertion>
        </text:changed-region>
        <text:changed-region xml:id="ct84811040" text:id="ct84811040">
          <text:deletion>
            <office:change-info>
              <dc:creator>Unknown Author</dc:creator>
              <dc:date>2012-12-02T16:44:00</dc:date>
            </office:change-info>
            <text:p text:style-name="P1">bei Herzog Heimrich </text:p>
          </text:deletion>
        </text:changed-region>
        <text:changed-region xml:id="ct84582768" text:id="ct84582768">
          <text:insertion>
            <office:change-info>
              <dc:creator>Tamino Dauth</dc:creator>
              <dc:date>2010-08-28T04:59:00</dc:date>
            </office:change-info>
          </text:insertion>
        </text:changed-region>
        <text:changed-region xml:id="ct84582960" text:id="ct84582960">
          <text:insertion>
            <office:change-info>
              <dc:creator>Tamino Dauth</dc:creator>
              <dc:date>2010-08-28T04:59:00</dc:date>
            </office:change-info>
          </text:insertion>
        </text:changed-region>
        <text:changed-region xml:id="ct84005584" text:id="ct84005584">
          <text:deletion>
            <office:change-info>
              <dc:creator>Tamino Dauth</dc:creator>
              <dc:date>2010-08-28T05:00:00</dc:date>
            </office:change-info>
            <text:p text:style-name="P2">. N</text:p>
          </text:deletion>
        </text:changed-region>
        <text:changed-region xml:id="ct84007120" text:id="ct84007120">
          <text:insertion>
            <office:change-info>
              <dc:creator>Tamino Dauth</dc:creator>
              <dc:date>2010-08-28T05:00:00</dc:date>
            </office:change-info>
          </text:insertion>
        </text:changed-region>
        <text:changed-region xml:id="ct84007312" text:id="ct84007312">
          <text:deletion>
            <office:change-info>
              <dc:creator>Tamino Dauth</dc:creator>
              <dc:date>2010-08-28T05:00:00</dc:date>
            </office:change-info>
            <text:p text:style-name="P2">,</text:p>
          </text:deletion>
        </text:changed-region>
        <text:changed-region xml:id="ct84583520" text:id="ct84583520">
          <text:insertion>
            <office:change-info>
              <dc:creator>Tamino Dauth</dc:creator>
              <dc:date>2010-08-28T05:00:00</dc:date>
            </office:change-info>
          </text:insertion>
        </text:changed-region>
        <text:changed-region xml:id="ct83938112" text:id="ct83938112">
          <text:deletion>
            <office:change-info>
              <dc:creator>Tamino Dauth</dc:creator>
              <dc:date>2010-08-28T05:05:00</dc:date>
            </office:change-info>
            <text:p text:style-name="P3">Auftragsziel 1 des </text:p>
          </text:deletion>
        </text:changed-region>
        <text:changed-region xml:id="ct83938336" text:id="ct83938336">
          <text:deletion>
            <office:change-info>
              <dc:creator>Tamino Dauth</dc:creator>
              <dc:date>2010-08-28T05:05:00</dc:date>
            </office:change-info>
            <text:p text:style-name="P3">s</text:p>
          </text:deletion>
        </text:changed-region>
        <text:changed-region xml:id="ct83940736" text:id="ct83940736">
          <text:deletion>
            <office:change-info>
              <dc:creator>Tamino Dauth</dc:creator>
              <dc:date>2010-08-28T05:05:00</dc:date>
            </office:change-info>
            <text:p text:style-name="P3"><text:s/>noch</text:p>
          </text:deletion>
        </text:changed-region>
        <text:changed-region xml:id="ct83941344" text:id="ct83941344">
          <text:deletion>
            <office:change-info>
              <dc:creator>Tamino Dauth</dc:creator>
              <dc:date>2010-08-28T05:05:00</dc:date>
            </office:change-info>
            <text:p text:style-name="P4">e</text:p>
          </text:deletion>
        </text:changed-region>
        <text:changed-region xml:id="ct83942560" text:id="ct83942560">
          <text:insertion>
            <office:change-info>
              <dc:creator>Tamino Dauth</dc:creator>
              <dc:date>2010-08-28T05:05:00</dc:date>
            </office:change-info>
          </text:insertion>
        </text:changed-region>
        <text:changed-region xml:id="ct83943440" text:id="ct83943440">
          <text:deletion>
            <office:change-info>
              <dc:creator>Tamino Dauth</dc:creator>
              <dc:date>2010-08-28T05:05:00</dc:date>
            </office:change-info>
            <text:p text:style-name="P4">ten, damit wir alle wieder ruhiger schlafen können.</text:p>
          </text:deletion>
        </text:changed-region>
        <text:changed-region xml:id="ct83943248" text:id="ct83943248">
          <text:deletion>
            <office:change-info>
              <dc:creator>Tamino Dauth</dc:creator>
              <dc:date>2010-08-28T05:02:00</dc:date>
            </office:change-info>
            <text:p text:style-name="P4">e</text:p>
          </text:deletion>
        </text:changed-region>
        <text:changed-region xml:id="ct83942992" text:id="ct83942992">
          <text:deletion>
            <office:change-info>
              <dc:creator>Tamino Dauth</dc:creator>
              <dc:date>2010-08-28T05:05:00</dc:date>
            </office:change-info>
            <text:list xml:id="list20565047411" text:style-name="L1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  <text:list-item>
                        <text:p text:style-name="P6">(Auftragsziel 2 des Auftrags „Die Nordmänner“ ist noch aktiv)</text:p>
                      </text:list-item>
                      <text:list-item>
                        <text:p text:style-name="P5">N: Heikel. Ihr solltet die Nordmänner um Unterstützung b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83944000" text:id="ct83944000">
          <text:insertion>
            <office:change-info>
              <dc:creator>Tamino Dauth</dc:creator>
              <dc:date>2010-08-28T05:04:00</dc:date>
            </office:change-info>
          </text:insertion>
        </text:changed-region>
        <text:changed-region xml:id="ct83944192" text:id="ct83944192">
          <text:deletion>
            <office:change-info>
              <dc:creator>Tamino Dauth</dc:creator>
              <dc:date>2010-08-28T05:04:00</dc:date>
            </office:change-info>
            <text:p text:style-name="P3">be</text:p>
          </text:deletion>
        </text:changed-region>
        <text:changed-region xml:id="ct83944656" text:id="ct83944656">
          <text:insertion>
            <office:change-info>
              <dc:creator>Tamino Dauth</dc:creator>
              <dc:date>2010-08-28T05:06:00</dc:date>
            </office:change-info>
          </text:insertion>
        </text:changed-region>
        <text:changed-region xml:id="ct84498528" text:id="ct84498528">
          <text:deletion>
            <office:change-info>
              <dc:creator>Tamino Dauth</dc:creator>
              <dc:date>2010-08-28T05:06:00</dc:date>
            </office:change-info>
            <text:p text:style-name="P2">e</text:p>
          </text:deletion>
        </text:changed-region>
        <text:changed-region xml:id="ct84505920" text:id="ct84505920">
          <text:insertion>
            <office:change-info>
              <dc:creator>Tamino Dauth</dc:creator>
              <dc:date>2010-08-28T05:06:00</dc:date>
            </office:change-info>
          </text:insertion>
        </text:changed-region>
        <text:changed-region xml:id="ct84499200" text:id="ct84499200">
          <text:deletion>
            <office:change-info>
              <dc:creator>Tamino Dauth</dc:creator>
              <dc:date>2010-08-28T05:07:00</dc:date>
            </office:change-info>
            <text:p text:style-name="P2">Vasallen</text:p>
          </text:deletion>
        </text:changed-region>
        <text:changed-region xml:id="ct84006000" text:id="ct84006000">
          <text:insertion>
            <office:change-info>
              <dc:creator>Tamino Dauth</dc:creator>
              <dc:date>2010-08-28T05:07:00</dc:date>
            </office:change-info>
          </text:insertion>
        </text:changed-region>
        <text:changed-region xml:id="ct83332944" text:id="ct83332944">
          <text:deletion>
            <office:change-info>
              <dc:creator>Tamino Dauth</dc:creator>
              <dc:date>2010-08-28T05:33:00</dc:date>
            </office:change-info>
            <text:p text:style-name="P2"><text:s/>...</text:p>
          </text:deletion>
        </text:changed-region>
        <text:changed-region xml:id="ct84824112" text:id="ct84824112">
          <text:insertion>
            <office:change-info>
              <dc:creator>Tamino Dauth</dc:creator>
              <dc:date>2010-08-28T05:33:00</dc:date>
            </office:change-info>
          </text:insertion>
        </text:changed-region>
        <text:changed-region xml:id="ct84555392" text:id="ct84555392">
          <text:insertion>
            <office:change-info>
              <dc:creator>Tamino Dauth</dc:creator>
              <dc:date>2010-08-28T05:34:00</dc:date>
            </office:change-info>
          </text:insertion>
        </text:changed-region>
        <text:changed-region xml:id="ct84165920" text:id="ct84165920">
          <text:deletion>
            <office:change-info>
              <dc:creator>Tamino Dauth</dc:creator>
              <dc:date>2010-08-28T05:26:00</dc:date>
            </office:change-info>
            <text:p text:style-name="P2">,</text:p>
          </text:deletion>
        </text:changed-region>
        <text:changed-region xml:id="ct84555584" text:id="ct84555584">
          <text:insertion>
            <office:change-info>
              <dc:creator>Tamino Dauth</dc:creator>
              <dc:date>2010-08-28T05:27:00</dc:date>
            </office:change-info>
          </text:insertion>
        </text:changed-region>
        <text:changed-region xml:id="ct84556608" text:id="ct84556608">
          <text:insertion>
            <office:change-info>
              <dc:creator>Tamino Dauth</dc:creator>
              <dc:date>2010-08-28T05:27:00</dc:date>
            </office:change-info>
          </text:insertion>
        </text:changed-region>
        <text:changed-region xml:id="ct84500448" text:id="ct84500448">
          <text:deletion>
            <office:change-info>
              <dc:creator>Tamino Dauth</dc:creator>
              <dc:date>2010-08-28T05:27:00</dc:date>
            </office:change-info>
            <text:p text:style-name="P2">zu</text:p>
          </text:deletion>
        </text:changed-region>
        <text:changed-region xml:id="ct84500256" text:id="ct84500256">
          <text:insertion>
            <office:change-info>
              <dc:creator>Tamino Dauth</dc:creator>
              <dc:date>2010-08-19T14:42:00</dc:date>
            </office:change-info>
          </text:insertion>
        </text:changed-region>
        <text:changed-region xml:id="ct84559248" text:id="ct84559248">
          <text:insertion>
            <office:change-info>
              <dc:creator>Tamino Dauth</dc:creator>
              <dc:date>2010-08-19T14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hu6u02"/>Name</text:p>
      <text:p text:style-name="P1">Markward (Herkunft: Altdeutsch, Bedeutung: Grenzhüter)</text:p>
      <text:p text:style-name="P1"/>
      <text:p text:style-name="P8"><text:bookmark text:name="hu6u01"/>Beschreibung</text:p>
      <text:p text:style-name="P1">Markward ist ein Ritter im Dienste des Herzogs Heimrich.<text:change-start text:change-id="ct83673920"/> Er besitzt eigene Ländereien südwestlich von Talras, hat diese jedoch verlassen, um dem Feind möglichst früh zu begegnen. Er ist ein Idealist und ein loyaler Diener des Herzogs und des Königs.</text:p>
      <text:p text:style-name="P1"><text:bookmark text:name="r_tv0"/><text:bookmark text:name="l6x.0"/><text:bookmark text:name="hu6u0"/><text:change-end text:change-id="ct83673920"/></text:p>
      <text:p text:style-name="P8"><text:bookmark text:name="r_tv6"/><text:bookmark text:name="r_tv5"/><text:bookmark text:name="l6x.5"/>Ort<text:bookmark text:name="uwy00"/></text:p>
      <text:list xml:id="list1728868642" text:style-name="L2">
        <text:list-item>
          <text:p text:style-name="P10"><text:bookmark text:name="m2jg0"/><text:bookmark text:name="m2jg"/>Innenburg von Talras<text:bookmark text:name="v6zg2"/></text:p>
        </text:list-item>
      </text:list>
      <text:p text:style-name="P1"><text:bookmark text:name="r_tv9"/><text:bookmark text:name="r_tv8"/></text:p>
      <text:p text:style-name="P8"><text:bookmark text:name="r_tv11"/><text:bookmark text:name="r_tv10"/>Tagesablauf</text:p>
      <text:list xml:id="list1681729023" text:style-name="L3">
        <text:list-item>
          <text:p text:style-name="P11"><text:bookmark text:name="m2jg2"/><text:bookmark text:name="m2jg1"/>Nachts – Schläft im Hauptgebäude der Innenburg<text:change-start text:change-id="ct83992720"/></text:p>
        </text:list-item>
        <text:list-item>
          <text:p text:style-name="P11">Morgens - 13:00 Uhr – unterhält sich mit Heimrich.<text:change-end text:change-id="ct83992720"/></text:p>
        </text:list-item>
      </text:list>
      <text:list xml:id="list1735138258" text:style-name="L4">
        <text:list-item>
          <text:p text:style-name="P12"><text:change text:change-id="ct84556112"/><text:change-start text:change-id="ct62318000"/>13:00 Uhr - abends<text:change-end text:change-id="ct62318000"/> – Steht <text:change text:change-id="ct84811040"/>in der Innenburg</text:p>
        </text:list-item>
      </text:list>
      <text:p text:style-name="P1"><text:bookmark text:name="r_tv15"/><text:bookmark text:name="r_tv14"/></text:p>
      <text:p text:style-name="P8"><text:bookmark text:name="r_tv17"/><text:bookmark text:name="r_tv16"/>Zugehörigkeit</text:p>
      <text:p text:style-name="P1"><text:bookmark text:name="r_tv18"/>Adel<text:bookmark text:name="m0qr0"/></text:p>
      <text:p text:style-name="P1"><text:bookmark text:name="r_tv20"/><text:bookmark text:name="r_tv19"/></text:p>
      <text:p text:style-name="P8">Aufträge</text:p>
      <text:p text:style-name="P1">-<text:bookmark text:name="mddf0"/></text:p>
      <text:p text:style-name="P1"><text:bookmark text:name="r_tv27"/><text:bookmark text:name="r_tv26"/></text:p>
      <text:p text:style-name="P8"><text:bookmark text:name="r_tv29"/><text:bookmark text:name="r_tv28"/>Dialog<text:bookmark text:name="tr..0"/><text:bookmark text:name="r_tv292"/></text:p>
      <text:list xml:id="list1735142058" text:continue-list="list20565047411" text:style-name="L1">
        <text:list-item>
          <text:p text:style-name="P13"><text:change-start text:change-id="ct84582768"/>(<text:change-end text:change-id="ct84582768"/>Automatisch<text:change-start text:change-id="ct84582960"/>)<text:change-end text:change-id="ct84582960"/></text:p>
        </text:list-item>
        <text:list-item>
          <text:p text:style-name="P19">N: Gegrüßt seist du! Ich hoffe du und deine Leute, ihr benehmt euch anständig in der Burg und gegenüber dem Herzog<text:change text:change-id="ct84005584"/><text:change-start text:change-id="ct84007120"/>, n<text:change-end text:change-id="ct84007120"/>un<text:change text:change-id="ct84007312"/><text:change-start text:change-id="ct84583520"/>,<text:change-end text:change-id="ct84583520"/> da ihr ihm immerhin eure Treue geschworen habt.</text:p>
        </text:list-item>
        <text:list-item>
          <text:p text:style-name="P19">C: Sicher.</text:p>
          <text:list>
            <text:list-item>
              <text:p text:style-name="P6"><text:bookmark text:name="hnbi0"/>Wie ist die Lage?</text:p>
              <text:list>
                <text:list-item>
                  <text:p text:style-name="P6"><text:bookmark text:name="hnbi1"/>(<text:change text:change-id="ct83938112"/>Auftrag<text:change text:change-id="ct83938336"/> „Die Nordmänner“ ist<text:change text:change-id="ct83940736"/> aktiv)</text:p>
                </text:list-item>
                <text:list-item>
                  <text:p text:style-name="P5">N: Heikel. Ihr solltet die Nordmänner um Unterstützung b<text:change text:change-id="ct83941344"/><text:change-start text:change-id="ct83942560"/>it<text:change-end text:change-id="ct83942560"/>ten, damit wir alle wieder ruhiger schlafen können.<text:change text:change-id="ct83943440"/><text:change text:change-id="ct83943248"/><text:change text:change-id="ct83942992"/></text:p>
                </text:list-item>
                <text:list-item>
                  <text:p text:style-name="P6"><text:bookmark text:name="hnbi12"/>(Auftrag „Die Nordmänner“ ist abgeschlossen)</text:p>
                  <text:list>
                    <text:list-item>
                      <text:p text:style-name="P6"><text:bookmark text:name="r_tv41"/><text:bookmark text:name="r_tv40"/><text:bookmark text:name="r_tv39"/>N: Besser. Wenn ihr Verstärkung aus Holzbruck <text:change-start text:change-id="ct83944000"/>herbei<text:change-end text:change-id="ct83944000"/><text:change text:change-id="ct83944192"/>schaffen könnt, haben wir eine echte Chance und durch den Sieg der Nordmänner über die Dunkelefen und Orks, haben wir zunächst etwas Ruhe und Zeit, <text:change-start text:change-id="ct83944656"/>um <text:change-end text:change-id="ct83944656"/>uns auf weitere Gefechte vorzubereiten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 text:name="zjtl0"/>Woher kommst du?</text:p>
        </text:list-item>
        <text:list-item>
          <text:p text:style-name="P19">N: Meine Burg befindet sich südwestlich von hier. Sie ist selbstverständlich kleiner als diese, aber macht auch <text:change text:change-id="ct84498528"/><text:change-start text:change-id="ct84505920"/>E<text:change-end text:change-id="ct84505920"/>iniges her.</text:p>
        </text:list-item>
        <text:list-item>
          <text:p text:style-name="P19">N: Wie auch der Herzog, habe ich mein Lehen von meinem Vater geerbt. Mir unterstehen einige <text:change text:change-id="ct84499200"/><text:change-start text:change-id="ct84006000"/>Knechte<text:change-end text:change-id="ct84006000"/>, Bauern und Leibeigene. Meine Besitztümer<text:change text:change-id="ct83332944"/><text:change-start text:change-id="ct84824112"/> <text:change-end text:change-id="ct84824112"/><text:change-start text:change-id="ct84555392"/>…<text:change-end text:change-id="ct84555392"/></text:p>
        </text:list-item>
        <text:list-item>
          <text:p text:style-name="P19">C: Schon gut.</text:p>
        </text:list-item>
        <text:list-item>
          <text:p text:style-name="P13">Was genau machst du hier?</text:p>
        </text:list-item>
        <text:list-item>
          <text:p text:style-name="P19">N: Ich unterstütze den Herzog so gut ich kann<text:change text:change-id="ct84165920"/> bei seinem Kampf gegen den Feind. Wenn es nach mir ginge, müsste hier eine ganze Schar von Rittern stehen, aber die scheinen <text:change-start text:change-id="ct84555584"/>dieser Tage <text:change-end text:change-id="ct84555584"/>wohl etwas Besseres mit ihr<text:change-start text:change-id="ct84556608"/>er<text:change-end text:change-id="ct84556608"/> Zeit an<text:change text:change-id="ct84500448"/>fangen zu wissen.<text:change-start text:change-id="ct84500256"/></text:p>
        </text:list-item>
        <text:list-item>
          <text:p text:style-name="P19">N: Vermutlich kümmern sie sich<text:change-end text:change-id="ct84500256"/><text:change-start text:change-id="ct84559248"/> um ihre eigenen Ländereien und sind viel zu feige, dem Feind an der Front ins Auge zu blicken.<text:change-end text:change-id="ct84559248"/></text:p>
        </text:list-item>
      </text:list>
      <text:p text:style-name="P1"><text:bookmark text:name="r_tv156"/><text:bookmark text:name="r_tv155"/></text:p>
      <text:p text:style-name="P8"><text:bookmark text:name="v:9n0"/><text:bookmark text:name="r_tv157"/>Handel</text:p>
      <text:p text:style-name="P1"><text:bookmark text:name="r_tv158"/>-<text:bookmark text:name="hu6u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" svg:font-family="Albany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152cm" fo:margin-right="0.152cm" fo:margin-top="0.152cm" fo:margin-bottom="0.152cm" fo:text-indent="0cm" style:auto-text-indent="false" style:writing-mode="page"/>
      <style:text-properties style:font-name="Verdana" fo:font-size="10pt" fo:language="de" fo:country="DE"/>
    </style:style>
    <style:style style:name="Text_20_body" style:display-name="Text body" style:family="paragraph" style:class="text">
      <style:paragraph-properties fo:margin="100%"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List" style:family="paragraph" style:class="list">
      <style:paragraph-properties fo:margin="100%"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Sender" style:family="paragraph" style:class="extra">
      <style:paragraph-properties fo:margin="100%" fo:margin-left="0.152cm" fo:margin-right="0.152cm" fo:margin-top="0cm" fo:margin-bottom="0cm" fo:text-indent="0cm" style:auto-text-indent="false" style:writing-mode="page"/>
      <style:text-properties style:font-name="Verdana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="100%" fo:margin-left="0.152cm" fo:margin-right="0.152cm" fo:margin-top="0cm" fo:margin-bottom="0.499cm" fo:text-indent="0cm" style:auto-text-indent="false" style:border-line-width-bottom="0.002cm 0.035cm 0.002cm" fo:padding="0cm" fo:border-left="none" fo:border-right="none" fo:border-top="none" fo:border-bottom="0.06pt double #808080" style:writing-mode="page"/>
      <style:text-properties style:font-name="Verdana" fo:font-size="6pt" fo:language="de" fo:country="DE"/>
    </style:style>
    <style:style style:name="Index" style:family="paragraph" style:class="index">
      <style:paragraph-properties fo:margin="100%" fo:margin-left="0.152cm" fo:margin-right="0.152cm" fo:margin-top="0.152cm" fo:margin-bottom="0.152cm" fo:text-indent="0cm" style:auto-text-indent="false" style:writing-mode="page"/>
      <style:text-properties style:font-name="Verdana" fo:font-size="10pt" fo:language="de" fo:country="DE"/>
    </style:style>
    <style:style style:name="Footer" style:family="paragraph" style:class="extra">
      <style:paragraph-properties fo:margin="100%" fo:margin-left="0.152cm" fo:margin-right="0.152cm" fo:margin-top="0.152cm" fo:margin-bottom="0.152cm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size="10pt" fo:language="de" fo:country="DE"/>
    </style:style>
    <style:style style:name="Caption" style:family="paragraph" style:class="extra">
      <style:paragraph-properties fo:margin="100%" fo:margin-left="0.152cm" fo:margin-right="0.152cm" fo:margin-top="0.212cm" fo:margin-bottom="0.212cm" fo:text-indent="0cm" style:auto-text-indent="false" style:writing-mode="page"/>
      <style:text-properties style:font-name="Verdana" fo:font-size="12pt" fo:language="de" fo:country="DE" fo:font-style="italic"/>
    </style:style>
    <style:style style:name="Table_20_Contents" style:display-name="Table Contents" style:family="paragraph" style:class="extra">
      <style:paragraph-properties fo:margin="100%"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Heading" style:family="paragraph" style:next-style-name="Text_20_body" style:class="text">
      <style:paragraph-properties fo:margin="100%" fo:margin-left="0.152cm" fo:margin-right="0.152cm" fo:margin-top="0.423cm" fo:margin-bottom="0.499cm" fo:text-indent="0cm" style:auto-text-indent="false" style:writing-mode="page"/>
      <style:text-properties style:font-name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="100%" fo:margin-left="0.152cm" fo:margin-right="0.152cm" fo:margin-top="0.423cm" fo:margin-bottom="0.499cm" fo:text-indent="0cm" style:auto-text-indent="false" style:writing-mode="page"/>
      <style:text-properties style:font-name="Times New Roman" fo:font-size="24pt" fo:language="de" fo:country="DE" fo:font-weight="bold"/>
    </style:style>
    <style:style style:name="Header" style:family="paragraph" style:class="extra">
      <style:paragraph-properties fo:margin="100%" fo:margin-left="0.152cm" fo:margin-right="0.152cm" fo:margin-top="0.152cm" fo:margin-bottom="0.152cm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size="10pt" fo:language="de" fo:country="DE"/>
    </style:style>
    <style:style style:name="Bullet_20_Symbols" style:display-name="Bullet Symbols" style:family="text">
      <style:text-properties style:font-name="StarSymbol" fo:font-size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>Unbekannt</meta:initial-creator>
    <meta:editing-cycles>28</meta:editing-cycles>
    <dc:date>2012-12-02T16:44:50</dc:date>
    <meta:creation-date>2008-08-13T14:13:31</meta:creation-date>
    <meta:language>en-US</meta:language>
    <meta:editing-duration>PT37M25S</meta:editing-duration>
    <meta:document-statistic meta:table-count="0" meta:image-count="0" meta:object-count="0" meta:page-count="1" meta:paragraph-count="50" meta:word-count="370" meta:character-count="2119" meta:non-whitespace-character-count="1816"/>
  </office:meta>
</office:document-meta>
</file>